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fo:language="en" fo:country="US" style:font-size-asian="20pt" style:font-size-complex="20pt"/>
    </style:style>
    <style:style style:name="P3" style:family="paragraph" style:parent-style-name="Standard">
      <style:text-properties fo:font-size="15pt" fo:language="en" fo:country="US" style:font-size-asian="15pt" style:font-size-complex="15pt"/>
    </style:style>
    <style:style style:name="P4" style:family="paragraph" style:parent-style-name="Standard">
      <style:text-properties fo:font-size="13pt" fo:language="en" fo:country="US" style:font-size-asian="13pt" style:font-size-complex="13pt"/>
    </style:style>
    <style:style style:name="P5" style:family="paragraph" style:parent-style-name="Standard" style:list-style-name="L1">
      <style:text-properties fo:font-size="13pt" fo:language="en" fo:country="US" style:font-size-asian="13pt" style:font-size-complex="13pt"/>
    </style:style>
    <style:style style:name="P6" style:family="paragraph" style:parent-style-name="Standard" style:list-style-name="L2">
      <style:text-properties fo:font-size="13pt" fo:language="en" fo:country="US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font-size="13pt" style:font-size-asian="13pt" style:font-size-complex="13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1</text:span></text:p>
      <text:p text:style-name="P3">A</text:p>
      <text:p text:style-name="P3"><text:s/>Cake </text:p>
      <text:p text:style-name="P3">Is there a flore in it?</text:p>
      <text:p text:style-name="P3">Is there milk in it?</text:p>
      <text:p text:style-name="P3">A sandwiches</text:p>
      <text:p text:style-name="P3">Is there bread in it?</text:p>
      <text:p text:style-name="P3">Is there butter in it?</text:p>
      <text:p text:style-name="P3">B</text:p>
      <text:p text:style-name="P3">Are there chocolates in it?</text:p>
      <text:p text:style-name="P3">Are there crisps in it?</text:p>
      <text:p text:style-name="P3">Are there cashews in it?</text:p>
      <text:p text:style-name="P2">12</text:p>
      <text:list xml:id="list8152221095164613997" text:style-name="L1">
        <text:list-item>
          <text:p text:style-name="P5">honey</text:p>
        </text:list-item>
        <text:list-item>
          <text:p text:style-name="P5">beer</text:p>
        </text:list-item>
        <text:list-item>
          <text:p text:style-name="P5">salad</text:p>
        </text:list-item>
        <text:list-item>
          <text:p text:style-name="P5">butter</text:p>
        </text:list-item>
        <text:list-item>
          <text:p text:style-name="P5">yoghurt</text:p>
        </text:list-item>
        <text:list-item>
          <text:p text:style-name="P5">ham</text:p>
        </text:list-item>
        <text:list-item>
          <text:p text:style-name="P5">rice </text:p>
        </text:list-item>
        <text:list-item>
          <text:p text:style-name="P5">martini</text:p>
        </text:list-item>
        <text:list-item>
          <text:p text:style-name="P5">pasta</text:p>
        </text:list-item>
        <text:list-item>
          <text:p text:style-name="P5">chicken</text:p>
        </text:list-item>
      </text:list>
      <text:p text:style-name="P2">13</text:p>
      <text:p text:style-name="P4">cold chicken, cold tongue, cold ham, cold beef, pickled gherkins, salad, french roll, cress, sandwiches, potted meat, ginger beer, lemonade,soda water</text:p>
      <text:p text:style-name="P2">14<text:span text:style-name="T2"> </text:span></text:p>
      <text:list xml:id="list2312232048563749299" text:style-name="L2">
        <text:list-item>
          <text:p text:style-name="P6">There's just a drop of cream in my coffee, but the taste is completely different. </text:p>
        </text:list-item>
        <text:list-item>
          <text:p text:style-name="P6">There's a bunch of bananas and <text:s/>a bunch of grapes.</text:p>
        </text:list-item>
        <text:list-item>
          <text:p text:style-name="P6">There is a slice of cheese, two slice of bread, a few salad leaves and tomato. You can make yourself a fine sandwich.</text:p>
        </text:list-item>
        <text:list-item>
          <text:p text:style-name="P6">There is a fairly large a joint of meat.</text:p>
        </text:list-item>
        <text:list-item>
          <text:p text:style-name="P6">There's hardly any garlic – just a clove or two.</text:p>
        </text:list-item>
        <text:list-item>
          <text:p text:style-name="P6">There's a loaf of brown bread and a dozen rolls. Enough for a family often!</text:p>
        </text:list-item>
        <text:list-item>
          <text:p text:style-name="P6">There's a bar of chocolate in my bag for little Nelly.</text:p>
        </text:list-item>
        <text:list-item>
          <text:p text:style-name="P6">There's a piece of cheesecake for you and an apple-pie for Auntie. <text:s/></text:p>
        </text:list-item>
      </text:list>
      <text:p text:style-name="P2">15</text:p>
      <text:p text:style-name="P3">A</text:p>
      <text:p text:style-name="P4">A box of cookies </text:p>
      <text:p text:style-name="P4">A packet of milk</text:p>
      <text:p text:style-name="P4">A tin of sweetcorn</text:p>
      <text:p text:style-name="P4">A carton of ice cream</text:p>
      <text:p text:style-name="P4">A jar of honey</text:p>
      <text:p text:style-name="P4">A bag of rice</text:p>
      <text:p text:style-name="P4"><text:soft-page-break/>A bottle of juice </text:p>
      <text:p text:style-name="P4">A tub of water</text:p>
      <text:p text:style-name="P4">A can of tuna</text:p>
      <text:p text:style-name="P4">A punnet of apples</text:p>
      <text:p text:style-name="P4">A tray of meringues </text:p>
      <text:p text:style-name="P4">A bunch of sweets</text:p>
      <text:p text:style-name="P4">A loaf of bread</text:p>
      <text:p text:style-name="P4">A joint of meat</text:p>
      <text:p text:style-name="P4">A bar of chocolate </text:p>
      <text:p text:style-name="P3">B</text:p>
      <text:p text:style-name="P4">There are a packet of milk, a loaf of bread, a can of tuna, a bar of chocolate and a box of cookies in my shopping b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8T17:45:46.82</meta:creation-date>
    <dc:date>2020-09-22T12:09:41.74</dc:date>
    <meta:editing-duration>PT44M57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53" meta:word-count="290" meta:character-count="1335"/>
  </office:meta>
</office:document-meta>
</file>